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75a6f" officeooo:paragraph-rsid="00075a6f"/>
    </style:style>
    <style:style style:name="P2" style:family="paragraph" style:parent-style-name="Standard">
      <style:paragraph-properties fo:text-align="start" style:justify-single-word="false"/>
      <style:text-properties fo:font-size="67pt" officeooo:rsid="00049d88" officeooo:paragraph-rsid="00049d88" style:font-size-asian="67pt" style:font-size-complex="67pt"/>
    </style:style>
    <style:style style:name="P3" style:family="paragraph" style:parent-style-name="Standard">
      <style:paragraph-properties fo:text-align="center" style:justify-single-word="false"/>
      <style:text-properties fo:font-size="67pt" officeooo:rsid="000aa64e" officeooo:paragraph-rsid="000aa64e" style:font-size-asian="67pt" style:font-size-complex="67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1.298cm"/>
        </style:tab-stops>
      </style:paragraph-properties>
      <style:text-properties fo:font-size="67pt" fo:font-weight="bold" officeooo:rsid="000aa64e" officeooo:paragraph-rsid="000aa64e" style:font-size-asian="67pt" style:font-weight-asian="bold" style:font-size-complex="67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1.3cm" fo:margin-right="0cm" fo:text-align="start" style:justify-single-word="false" fo:text-indent="-1cm" style:auto-text-indent="false" style:page-number="auto" fo:background-color="transparent">
        <style:tab-stops>
          <style:tab-stop style:position="-0.397cm"/>
          <style:tab-stop style:position="0.82cm"/>
        </style:tab-stops>
      </style:paragraph-properties>
      <style:text-properties fo:font-size="58pt" officeooo:rsid="000aa64e" officeooo:paragraph-rsid="000aa64e" style:font-size-asian="58pt" style:font-size-complex="58pt"/>
    </style:style>
    <style:style style:name="P6" style:family="paragraph" style:parent-style-name="Standard" style:list-style-name="L1">
      <loext:graphic-properties draw:fill="none"/>
      <style:paragraph-properties fo:margin-left="1.3cm" fo:margin-right="0cm" fo:text-align="start" style:justify-single-word="false" fo:text-indent="-1cm" style:auto-text-indent="false" fo:background-color="transparent">
        <style:tab-stops>
          <style:tab-stop style:position="-0.397cm"/>
          <style:tab-stop style:position="0.82cm"/>
        </style:tab-stops>
      </style:paragraph-properties>
      <style:text-properties fo:font-size="58pt" officeooo:rsid="000aa64e" officeooo:paragraph-rsid="000aa64e" style:font-size-asian="58pt" style:font-size-complex="58pt"/>
    </style:style>
    <style:style style:name="T1" style:family="text">
      <style:text-properties officeooo:rsid="000aa6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ridge</text:span>:</text:p>
      <text:p text:style-name="P4">Soft Drinks:<text:tab/>$10</text:p>
      <text:p text:style-name="P4">Beer:<text:tab/>$20</text:p>
      <text:p text:style-name="P3">(Min Donation)</text:p>
      <text:p text:style-name="P4"/>
      <text:list xml:id="list901179407" text:style-name="L1">
        <text:list-item>
          <text:p text:style-name="P5">Payment box in the fridge.</text:p>
        </text:list-item>
        <text:list-item>
          <text:p text:style-name="P6">Empties go in the cardboard carton belo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75a6f" officeooo:paragraph-rsid="00075a6f"/>
    </style:style>
    <style:style style:name="MT1" style:family="text"/>
    <style:style style:name="MT2" style:family="text">
      <style:text-properties officeooo:rsid="000aa64e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github.com/dimsumlabs/dsl-meta" text:style-name="Internet_20_link" text:visited-style-name="Visited_20_Internet_20_Link">https://github.com/dimsumlabs/dsl-meta</text:a> signs/<text:span text:style-name="MT2">fridge</text:span>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7:10:22.609794666</meta:creation-date>
    <dc:date>2018-06-11T14:16:47.002717190</dc:date>
    <meta:editing-duration>PT2H27M59S</meta:editing-duration>
    <meta:editing-cycles>8</meta:editing-cycles>
    <meta:generator>LibreOffice/6.0.2.1.0$Linux_X86_64 LibreOffice_project/00m0$Build-1</meta:generator>
    <meta:document-statistic meta:table-count="0" meta:image-count="0" meta:object-count="0" meta:page-count="1" meta:paragraph-count="7" meta:word-count="24" meta:character-count="170" meta:non-whitespace-character-count="155"/>
  </office:meta>
</office:document-meta>
</file>